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B50000003E3D575B4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Avant Garde Gothic" svg:font-family="'Avant Garde Gothic'" style:font-family-generic="swiss"/>
    <style:font-face style:name="Courier New" svg:font-family="'Courier New'" style:font-family-generic="modern" style:font-pitch="fixed"/>
    <style:font-face style:name="Avant Garde Gothic1" svg:font-family="'Avant Garde Gothic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3.874cm" style:rel-column-width="13362*"/>
    </style:style>
    <style:style style:name="Tabela10.B" style:family="table-column">
      <style:table-column-properties style:column-width="15.127cm" style:rel-column-width="52173*"/>
    </style:style>
    <style:style style:name="Tabela10.A1" style:family="table-cell">
      <style:table-cell-properties fo:background-color="#e6e6e6" fo:padding="0.097cm" fo:border="none">
        <style:background-image/>
      </style:table-cell-properties>
    </style:style>
    <style:style style:name="Tabela15" style:family="table">
      <style:table-properties style:width="19.001cm" table:align="margins"/>
    </style:style>
    <style:style style:name="Tabela15.A" style:family="table-column">
      <style:table-column-properties style:column-width="1.54cm" style:rel-column-width="5311*"/>
    </style:style>
    <style:style style:name="Tabela15.B" style:family="table-column">
      <style:table-column-properties style:column-width="2.84cm" style:rel-column-width="9793*"/>
    </style:style>
    <style:style style:name="Tabela15.C" style:family="table-column">
      <style:table-column-properties style:column-width="14.621cm" style:rel-column-width="50431*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C1" style:family="table-cell">
      <style:table-cell-properties fo:padding="0.097cm" fo:border="0.05pt solid #000000"/>
    </style:style>
    <style:style style:name="Tabela15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none" fo:border-top="none" fo:border-bottom="0.05pt solid #000000"/>
    </style:style>
    <style:style style:name="Tabela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6.191cm" style:rel-column-width="21354*"/>
    </style:style>
    <style:style style:name="Table1.B" style:family="table-column">
      <style:table-column-properties style:column-width="12.809cm" style:rel-column-width="44181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9.001cm" table:align="margins"/>
    </style:style>
    <style:style style:name="Tabela7.A" style:family="table-column">
      <style:table-column-properties style:column-width="3.935cm" style:rel-column-width="13574*"/>
    </style:style>
    <style:style style:name="Tabela7.B" style:family="table-column">
      <style:table-column-properties style:column-width="15.065cm" style:rel-column-width="51961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style:font-name="Avant Garde Gothic1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Avant Garde Gothic1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Avant Garde Gothic1" fo:font-size="9pt" style:font-size-asian="9pt" style:font-size-complex="9pt"/>
    </style:style>
    <style:style style:name="P6" style:family="paragraph" style:parent-style-name="Table_20_Contents">
      <style:text-properties style:font-name="Avant Garde Gothic1" fo:font-size="12pt" fo:background-color="#e6e6e6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Avant Garde Gothic1" fo:font-size="12pt" fo:font-weight="bold" fo:background-color="#e6e6e6" style:font-size-asian="12pt" style:font-weight-asian="bold" style:font-size-complex="12pt" style:font-weight-complex="bold"/>
    </style:style>
    <style:style style:name="P8" style:family="paragraph" style:parent-style-name="Table_20_Contents">
      <style:text-properties style:font-name="Avant Garde Gothic1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Avant Garde Gothic"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vant Garde Gothic" fo:font-size="9pt" style:font-size-asian="9pt" style:font-size-complex="9pt"/>
    </style:style>
    <style:style style:name="P11" style:family="paragraph" style:parent-style-name="Table_20_Contents">
      <style:text-properties style:font-name="Courier New" fo:font-size="10pt" style:font-size-asian="10pt" style:font-size-complex="10pt"/>
    </style:style>
    <style:style style:name="P12" style:family="paragraph" style:parent-style-name="Standard">
      <style:text-properties style:font-name="Avant Garde Gothic1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vant Garde Gothic1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Avant Garde Gothic1" fo:font-size="12pt" fo:font-weight="bold" fo:background-color="#ffffff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Avant Garde Gothic1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Avant Garde Gothic1" fo:font-size="12pt" fo:font-weight="normal" fo:background-color="#e6e6e6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Avant Garde Gothic1" fo:font-size="12pt" fo:font-weight="normal" fo:background-color="#cccccc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Avant Garde Gothic1" fo:font-size="12pt" fo:font-weight="normal" fo:background-color="#ffffff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Avant Garde Gothic1" fo:font-size="12pt" fo:font-style="italic" fo:font-weight="normal" fo:background-color="#ffffff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style:font-name="Avant Garde Gothic1" fo:font-size="12pt" fo:font-style="normal" fo:font-weight="normal" fo:background-color="#e6e6e6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Avant Garde Gothic1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font-name="Avant Garde Gothic1" fo:font-size="12pt" fo:font-style="normal" fo:font-weight="normal" fo:background-color="#ffffff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vant Garde Gothic1" fo:font-size="12pt" fo:font-style="normal" fo:font-weight="normal" fo:background-color="#ffffff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Avant Garde Gothic1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Avant Garde Gothic1" fo:font-size="10pt" fo:font-style="normal" fo:font-weight="normal" fo:background-color="#ffffff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text-properties style:font-name="Avant Garde Gothic1"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Courier New" fo:font-size="10pt" fo:font-weight="normal" fo:background-color="#ffffff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Courier New" fo:font-size="10pt" fo:font-style="normal" fo:font-weight="normal" fo:background-color="#ffffff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text-properties style:font-name="Avant Garde Gothic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Avant Garde Gothic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Standard">
      <style:text-properties style:font-name="Avant Garde Gothic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Avant Garde Gothic" fo:font-size="12pt" fo:font-style="normal" fo:font-weight="bold" fo:background-color="#ffffff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Footer">
      <style:text-properties style:font-name="Avant Garde Gothic" fo:font-size="10pt" style:font-size-asian="10pt" style:font-size-complex="10pt"/>
    </style:style>
    <style:style style:name="P34" style:family="paragraph" style:parent-style-name="Standard">
      <style:paragraph-properties fo:margin-left="2.501cm" fo:margin-right="0cm" fo:text-indent="0cm" style:auto-text-indent="false"/>
      <style:text-properties style:font-name="Avant Garde Gothic1" fo:font-size="12pt" fo:font-style="normal" fo:font-weight="normal" fo:background-color="#e6e6e6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left="2.501cm" fo:margin-right="0cm" fo:text-indent="0cm" style:auto-text-indent="false"/>
      <style:text-properties style:font-name="Courier New" fo:font-size="10pt" fo:font-style="normal" fo:font-weight="normal" fo:background-color="#e6e6e6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margin-left="0.926cm" fo:margin-right="0cm" fo:text-indent="-0.635cm" style:auto-text-indent="false">
        <style:tab-stops/>
      </style:paragraph-properties>
      <style:text-properties style:font-name="Avant Garde Gothic" fo:font-size="12pt" style:font-size-asian="12pt" style:font-size-complex="12pt"/>
    </style:style>
    <style:style style:name="P37" style:family="paragraph" style:parent-style-name="Standard">
      <style:paragraph-properties fo:margin-left="0.926cm" fo:margin-right="0cm" fo:text-indent="-0.635cm" style:auto-text-indent="false">
        <style:tab-stops/>
      </style:paragraph-properties>
      <style:text-properties style:font-name="Avant Garde Gothic" fo:font-size="12pt" fo:font-style="normal" fo:font-weight="normal" fo:background-color="#e6e6e6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left="0.926cm" fo:margin-right="0cm" fo:text-indent="-0.635cm" style:auto-text-indent="false">
        <style:tab-stops/>
      </style:paragraph-properties>
      <style:text-properties style:font-name="Avant Garde Gothic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vant Garde Gothic1" fo:font-size="12pt" fo:font-style="normal" fo:font-weight="normal" fo:background-color="#ffffff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vant Garde Gothic1" fo:font-style="normal" fo:font-weight="normal" fo:background-color="#ffffff" style:font-size-asian="10.5pt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style:font-name="Avant Garde Gothic1" fo:font-size="12pt" fo:font-weight="bold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4.445cm" fo:margin-right="0cm" fo:text-indent="0cm" style:auto-text-indent="false"/>
      <style:text-properties style:font-name="Avant Garde Gothic1" fo:font-size="12pt" fo:font-weight="normal" fo:background-color="#ffffff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style:font-name="Avant Garde Gothic1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style:font-name="Avant Garde Gothic1" fo:font-size="12pt" fo:font-weight="normal" fo:background-color="#ffffff" style:font-size-asian="12pt" style:font-weight-asian="normal" style:font-size-complex="12pt" style:font-weight-complex="normal"/>
    </style:style>
    <style:style style:name="P45" style:family="paragraph" style:parent-style-name="Standard" style:list-style-name="L1">
      <style:text-properties style:font-name="Avant Garde Gothic1" fo:font-size="12pt" fo:font-weight="bold" style:font-size-asian="12pt" style:font-weight-asian="bold" style:font-size-complex="12pt" style:font-weight-complex="bold"/>
    </style:style>
    <style:style style:name="P46" style:family="paragraph" style:parent-style-name="Standard" style:list-style-name="L1">
      <style:text-properties style:font-name="Avant Garde Gothic1" fo:font-size="12pt" fo:font-weight="normal" style:font-size-asian="12pt" style:font-weight-asian="normal" style:font-size-complex="12pt" style:font-weight-complex="normal"/>
    </style:style>
    <style:style style:name="P47" style:family="paragraph" style:parent-style-name="Standard" style:list-style-name="L1">
      <style:text-properties style:font-name="Avant Garde Gothic1" fo:font-size="12pt" fo:font-weight="normal" fo:background-color="#e6e6e6" style:font-size-asian="12pt" style:font-weight-asian="normal" style:font-size-complex="12pt" style:font-weight-complex="normal"/>
    </style:style>
    <style:style style:name="P48" style:family="paragraph" style:parent-style-name="Standard" style:list-style-name="L1">
      <style:text-properties style:font-name="Avant Garde Gothic1" fo:font-size="12pt" fo:font-weight="normal" fo:background-color="#ffffff" style:font-size-asian="12pt" style:font-weight-asian="normal" style:font-size-complex="12pt" style:font-weight-complex="normal"/>
    </style:style>
    <style:style style:name="P49" style:family="paragraph" style:parent-style-name="Standard" style:list-style-name="L3">
      <style:text-properties style:font-name="Avant Garde Gothic1" fo:font-size="12pt" fo:font-weight="normal" fo:background-color="#ffffff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Avant Garde Gothic1" fo:font-size="12pt" fo:font-weight="normal" fo:background-color="#cccccc" style:font-size-asian="12pt" style:font-weight-asian="normal" style:font-size-complex="12pt" style:font-weight-complex="normal"/>
    </style:style>
    <style:style style:name="P51" style:family="paragraph" style:parent-style-name="Standard" style:list-style-name="L1">
      <style:text-properties style:font-name="Avant Garde Gothic1" fo:font-size="12pt" fo:font-style="normal" fo:font-weight="normal" fo:background-color="#e6e6e6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1">
      <style:text-properties style:font-name="Avant Garde Gothic1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2">
      <style:paragraph-properties fo:text-align="justify" style:justify-single-word="false">
        <style:tab-stops/>
      </style:paragraph-properties>
      <style:text-properties style:font-name="Avant Garde Gothic1" fo:font-size="12pt" fo:font-style="normal" fo:font-weight="normal" fo:background-color="#ffffff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1">
      <style:text-properties style:font-name="Avant Garde Gothic1" fo:font-size="14pt" fo:font-weight="bold" style:font-size-asian="14pt" style:font-weight-asian="bold" style:font-size-complex="14pt" style:font-weight-complex="bold"/>
    </style:style>
    <style:style style:name="P55" style:family="paragraph" style:parent-style-name="Standard" style:list-style-name="L1">
      <style:text-properties style:font-name="Avant Garde Gothic1" fo:font-size="14pt" fo:font-weight="bold" fo:background-color="#ffffff" style:font-size-asian="14pt" style:font-weight-asian="bold" style:font-size-complex="14pt" style:font-weight-complex="bold"/>
    </style:style>
    <style:style style:name="P56" style:family="paragraph" style:parent-style-name="Standard" style:list-style-name="L1"/>
    <style:style style:name="P57" style:family="paragraph" style:parent-style-name="Standard" style:list-style-name="L1">
      <style:text-properties style:font-name="Avant Garde Gothic" fo:font-size="12pt" fo:font-style="normal" fo:font-weight="normal" fo:background-color="#e6e6e6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1">
      <style:text-properties style:font-name="Avant Garde Gothic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style:font-name="Avant Garde Gothic" fo:font-size="12pt" fo:font-style="normal" fo:font-weight="bold" fo:background-color="#ffffff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Standard" style:list-style-name="L3">
      <style:paragraph-properties fo:margin-left="0cm" fo:margin-right="0cm" fo:text-indent="-0.635cm" style:auto-text-indent="false"/>
      <style:text-properties style:font-name="Avant Garde Gothic1" fo:font-size="12pt" fo:font-weight="normal" fo:background-color="#ffffff" style:font-size-asian="12pt" style:font-weight-asian="normal" style:font-size-complex="12pt" style:font-weight-complex="normal"/>
    </style:style>
    <style:style style:name="P61" style:family="paragraph" style:parent-style-name="Standard" style:list-style-name="L3">
      <style:paragraph-properties fo:margin-left="1.251cm" fo:margin-right="0cm" fo:text-indent="-0.635cm" style:auto-text-indent="false"/>
      <style:text-properties style:font-name="Avant Garde Gothic1" fo:font-size="12pt" fo:font-weight="normal" fo:background-color="#ffffff" style:font-size-asian="12pt" style:font-weight-asian="normal" style:font-size-complex="12pt" style:font-weight-complex="normal"/>
    </style:style>
    <style:style style:name="T1" style:family="text">
      <style:text-properties fo:font-weight="bold" fo:background-color="#e6e6e6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#e6e6e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fo:background-color="#ffffff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fo:background-color="#e6e6e6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9" style:family="text">
      <style:text-properties style:font-name="Avant Garde Gothic1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vant Garde Gothic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background-color="transparent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635cm" text:min-label-width="0.635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7">Título</text:p>
          </table:table-cell>
          <table:table-cell table:style-name="Tabela10.A1" office:value-type="string">
            <text:p text:style-name="P6">Manual Instalação e-cidade-transparência no Ubuntu Server </text:p>
          </table:table-cell>
        </table:table-row>
        <table:table-row>
          <table:table-cell table:style-name="Tabela10.A1" office:value-type="string">
            <text:p text:style-name="P7">Autor(es)</text:p>
          </table:table-cell>
          <table:table-cell table:style-name="Tabela10.A1" office:value-type="string">
            <text:p text:style-name="P6">Robson de Souza Inácio</text:p>
            <text:p text:style-name="P6">Fabrízio de Royes Mello</text:p>
            <text:p text:style-name="P6">Lucas Pereira</text:p>
            <text:p text:style-name="P6">Felipe diefenbach</text:p>
            <text:p text:style-name="P6">Rafael Macedo Nunes</text:p>
          </table:table-cell>
        </table:table-row>
        <table:table-row>
          <table:table-cell table:style-name="Tabela10.A1" office:value-type="string">
            <text:p text:style-name="P7">Direitos</text:p>
          </table:table-cell>
          <table:table-cell table:style-name="Tabela10.A1" office:value-type="string">
            <text:p text:style-name="P6">DBSeller Serviços de Informática LTDA.</text:p>
          </table:table-cell>
        </table:table-row>
        <table:table-row>
          <table:table-cell table:style-name="Tabela10.A1" office:value-type="string">
            <text:p text:style-name="P7">Data Criação</text:p>
          </table:table-cell>
          <table:table-cell table:style-name="Tabela10.A1" office:value-type="string">
            <text:p text:style-name="P6">12/11/2012</text:p>
          </table:table-cell>
        </table:table-row>
      </table:table>
      <text:p text:style-name="P41"/>
      <text:list xml:id="list4762360731" text:style-name="L1">
        <text:list-item>
          <text:p text:style-name="P54">Revisões</text:p>
          <text:p text:style-name="P45"/>
        </text:list-item>
      </text:list>
      <table:table table:name="Tabela15" table:style-name="Tabela15">
        <table:table-column table:style-name="Tabela15.A"/>
        <table:table-column table:style-name="Tabela15.B"/>
        <table:table-column table:style-name="Tabela15.C"/>
        <table:table-row>
          <table:table-cell table:style-name="Tabela15.A1" office:value-type="string">
            <text:p text:style-name="P4">Nro</text:p>
          </table:table-cell>
          <table:table-cell table:style-name="Tabela15.A1" office:value-type="string">
            <text:p text:style-name="P4">Data</text:p>
          </table:table-cell>
          <table:table-cell table:style-name="Tabela15.C1" office:value-type="string">
            <text:p text:style-name="P4">Observações</text:p>
          </table:table-cell>
        </table:table-row>
        <table:table-row>
          <table:table-cell table:style-name="Tabela15.A2">
            <text:p text:style-name="P10"/>
          </table:table-cell>
          <table:table-cell table:style-name="Tabela15.B2" office:value-type="string">
            <text:p text:style-name="P10"/>
          </table:table-cell>
          <table:table-cell table:style-name="Tabela15.C2" office:value-type="string">
            <text:p text:style-name="P9"/>
          </table:table-cell>
        </table:table-row>
      </table:table>
      <text:p text:style-name="P24"/>
      <text:p text:style-name="P24"/>
      <text:list xml:id="list343397517" text:continue-numbering="true" text:style-name="L1">
        <text:list-item>
          <text:p text:style-name="P54">Pré requisitos</text:p>
        </text:list-item>
      </text:list>
      <text:p text:style-name="P15"/>
      <text:list xml:id="list1217474565" text:continue-numbering="true" text:style-name="L1">
        <text:list-item>
          <text:list>
            <text:list-item>
              <text:p text:style-name="P46">Ubuntu Server 12.04LTS <text:note text:id="ftn1" text:note-class="footnote"><text:note-citation>1</text:note-citation><text:note-body><text:p text:style-name="Footnote">O requisito de sistema operacional não é obrigatório, porém se for utilizada outra distribuição Linux diferente da citada, o item 3 deste manual deverá ser revisado.</text:p></text:note-body></text:note></text:p>
            </text:list-item>
            <text:list-item>
              <text:p text:style-name="P46">Apache2</text:p>
            </text:list-item>
            <text:list-item>
              <text:p text:style-name="P46">PHP 5.*</text:p>
            </text:list-item>
            <text:list-item>
              <text:p text:style-name="P46">PostgreSQL 9.2.*</text:p>
            </text:list-item>
          </text:list>
        </text:list-item>
      </text:list>
      <text:p text:style-name="P15"/>
      <text:p text:style-name="P15"><text:span text:style-name="T2">Obs</text:span>: Caso existam dúvidas em relação a instalação/configuração dos pré-requisitos utilize o Manual de Instalação do e-cidade onde constam todos esses detalhes.</text:p>
      <text:p text:style-name="P15"/>
      <text:p text:style-name="P15"/>
      <text:list xml:id="list1962484678" text:continue-numbering="true" text:style-name="L1">
        <text:list-item>
          <text:p text:style-name="P54">Habilitando "mod_rewrite" do Apache2</text:p>
          <text:p text:style-name="P45"/>
          <text:list>
            <text:list-item>
              <text:p text:style-name="P46">Para habilitar mod_rewrite basta utllizar o sequinte comando com permissão de super usuário :</text:p>
              <text:p text:style-name="P46"/>
              <text:p text:style-name="P47"># a2enmod rewrite</text:p>
            </text:list-item>
          </text:list>
        </text:list-item>
      </text:list>
      <text:p text:style-name="P17"/>
      <text:p text:style-name="P17"/>
      <text:list xml:id="list1503946218" text:continue-numbering="true" text:style-name="L1">
        <text:list-item>
          <text:list>
            <text:list-item>
              <text:p text:style-name="P48">Habilitando sobrescrita no diretório raiz do apache (DOCUMENT_ROOT)</text:p>
              <text:p text:style-name="P48"/>
              <text:list>
                <text:list-item>
                  <text:p text:style-name="P48">Com permissão de super-usuário edite o seguinte arquivo :</text:p>
                  <text:p text:style-name="P48"/>
                  <text:p text:style-name="P48"><text:soft-page-break/><text:s text:c="3"/><text:span text:style-name="T3"># vi /etc/apache2/sites-enabled/000-default</text:span></text:p>
                </text:list-item>
              </text:list>
            </text:list-item>
          </text:list>
        </text:list-item>
      </text:list>
      <text:p text:style-name="P17"/>
      <text:p text:style-name="P17"><text:tab/>Isso aqui da pra fazer com </text:p>
      <text:p text:style-name="P17">#a2ensite default</text:p>
      <text:list xml:id="list84047971" text:continue-numbering="true" text:style-name="L1">
        <text:list-item>
          <text:list>
            <text:list-item>
              <text:list>
                <text:list-item>
                  <text:p text:style-name="P48">Altere o valor do "AllowOverride None" <text:s/>para "AllowOverride all" no diretório "/",</text:p>
                  <text:p text:style-name="P48"/>
                </text:list-item>
              </text:list>
            </text:list-item>
          </text:list>
        </text:list-item>
      </text:list>
      <text:p text:style-name="P27"><text:s text:c="17"/>DocumentRoot /var/www</text:p>
      <text:p text:style-name="P27"><text:s text:c="17"/>&lt;Directory /var/www&gt; <text:s/>&lt;--- po, diretorio / ou /var/www?</text:p>
      <text:p text:style-name="P27"><text:tab/> <text:s text:c="12"/>...</text:p>
      <text:p text:style-name="P27"><text:tab/> <text:s text:c="12"/><text:span text:style-name="T1">AllowOverride All</text:span></text:p>
      <text:p text:style-name="P27"><text:tab/> <text:s text:c="12"/>...</text:p>
      <text:p text:style-name="P27"><text:tab/> <text:s text:c="10"/>&lt;/Directory&gt;</text:p>
      <text:p text:style-name="P27"/>
      <text:p text:style-name="P27"/>
      <text:list xml:id="list1129668065" text:continue-numbering="true" text:style-name="L1">
        <text:list-item>
          <text:list>
            <text:list-item>
              <text:list>
                <text:list-item>
                  <text:p text:style-name="P48">Após essas alterações Reinicie o apache :</text:p>
                  <text:p text:style-name="P48"/>
                  <text:list>
                    <text:list-header>
                      <text:p text:style-name="P47"># /etc/init.d/apache2 start</text:p>
                    </text:list-header>
                  </text:list>
                </text:list-item>
              </text:list>
            </text:list-item>
          </text:list>
        </text:list-item>
      </text:list>
      <text:p text:style-name="P16"/>
      <text:p text:style-name="P16"/>
      <text:list xml:id="list77459527" text:continue-numbering="true" text:style-name="L1">
        <text:list-item>
          <text:p text:style-name="P54">Criação da base de dados</text:p>
        </text:list-item>
      </text:list>
      <text:p text:style-name="P15"/>
      <text:list xml:id="list1208784033" text:continue-numbering="true" text:style-name="L1">
        <text:list-item>
          <text:list>
            <text:list-item>
              <text:p text:style-name="P46">Criar uma base LATIN1 chamada portal_transparencia</text:p>
              <text:p text:style-name="P46"/>
              <text:list>
                <text:list-header>
                  <text:p text:style-name="P47"># createdb -U ecidade -E LATIN1 portal_transparencia</text:p>
                </text:list-header>
              </text:list>
            </text:list-item>
          </text:list>
        </text:list-item>
      </text:list>
      <text:p text:style-name="P12"/>
      <text:p text:style-name="P12"/>
      <text:list xml:id="list659527044" text:continue-numbering="true" text:style-name="L1">
        <text:list-item>
          <text:p text:style-name="P55">Instalação do Aplicativo</text:p>
          <text:p text:style-name="P48"/>
          <text:list>
            <text:list-item>
              <text:p text:style-name="P48">Descompactar o conteúdo do pacote "<text:span text:style-name="T4">ecidade_transparencia.tgz" </text:span><text:span text:style-name="T5">no diretório raiz do apache (suponhamos que sua configuração seja "/var/www"):</text:span></text:p>
            </text:list-item>
          </text:list>
        </text:list-item>
      </text:list>
      <text:p text:style-name="P19"/>
      <text:list xml:id="list1488203911" text:continue-numbering="true" text:style-name="L1">
        <text:list-item>
          <text:list>
            <text:list-item>
              <text:list>
                <text:list-header>
                  <text:p text:style-name="P51"># cd /var/www</text:p>
                  <text:p text:style-name="P51"># tar -zxvf ecidade_transparencia.tgz</text:p>
                </text:list-header>
              </text:list>
            </text:list-item>
          </text:list>
        </text:list-item>
      </text:list>
      <text:p text:style-name="P20"/>
      <text:p text:style-name="P20"/>
      <text:list xml:id="list118647194" text:continue-numbering="true" text:style-name="L1">
        <text:list-item>
          <text:list>
            <text:list-item>
              <text:p text:style-name="P52">Setar permissões no diretório criado. (em /var/www)</text:p>
            </text:list-item>
          </text:list>
        </text:list-item>
      </text:list>
      <text:p text:style-name="P21">aqui precisa de sudo</text:p>
      <text:list xml:id="list1710774828" text:continue-numbering="true" text:style-name="L1">
        <text:list-item>
          <text:list>
            <text:list-item>
              <text:list>
                <text:list-header>
                  <text:p text:style-name="P51"># chown -R dbseller.www-data ecidade_transparencia</text:p>
                  <text:p text:style-name="P51"># chmod 775 -R ecidade_transparencia</text:p>
                </text:list-header>
              </text:list>
            </text:list-item>
          </text:list>
        </text:list-item>
      </text:list>
      <text:p text:style-name="P20"/>
      <text:p text:style-name="P20"/>
      <text:list xml:id="list190448355" text:continue-numbering="true" text:style-name="L1">
        <text:list-item>
          <text:list>
            <text:list-item>
              <text:p text:style-name="P52">Configurar acesso a base de dados</text:p>
              <text:p text:style-name="P52"/>
              <text:list>
                <text:list-header>
                  <text:p text:style-name="P51"># cd /var/www/ecidade_transparencia/app/config</text:p>
                  <text:p text:style-name="P51"># vi database.php</text:p>
                </text:list-header>
              </text:list>
            </text:list-item>
          </text:list>
        </text:list-item>
      </text:list>
      <text:p text:style-name="P20"/>
      <text:p text:style-name="P35"><text:soft-page-break/>class DATABASE_CONFIG { </text:p>
      <text:p text:style-name="P35"/>
      <text:p text:style-name="P35"><text:s text:c="2"/>var $default = array( </text:p>
      <text:p text:style-name="P35"/>
      <text:p text:style-name="P35"><text:s text:c="4"/>'driver' <text:s text:c="4"/>=&gt; 'postgres', </text:p>
      <text:p text:style-name="P35"><text:s text:c="4"/>'persistent' =&gt; false, </text:p>
      <text:p text:style-name="P35"><text:s text:c="4"/>'<text:span text:style-name="T2">host</text:span>' <text:s text:c="6"/>=&gt; '127.0.0.1', </text:p>
      <text:p text:style-name="P35"><text:s text:c="4"/>'<text:span text:style-name="T2">login</text:span>' <text:s text:c="5"/>=&gt; 'ecidade', </text:p>
      <text:p text:style-name="P35"><text:s text:c="4"/>'<text:span text:style-name="T2">password</text:span>' <text:s text:c="2"/>=&gt; 'senha', </text:p>
      <text:p text:style-name="P35"><text:s text:c="4"/>'<text:span text:style-name="T2">database</text:span>' <text:s text:c="2"/>=&gt; 'portal_transparencia', </text:p>
      <text:p text:style-name="P35"><text:s text:c="4"/>'prefix' <text:s text:c="4"/>=&gt; '', </text:p>
      <text:p text:style-name="P35"><text:s text:c="4"/>'schema' <text:s text:c="4"/>=&gt; 'transparencia', </text:p>
      <text:p text:style-name="P35"/>
      <text:p text:style-name="P35"><text:s text:c="2"/>); </text:p>
      <text:p text:style-name="P35"/>
      <text:p text:style-name="P35">} </text:p>
      <text:p text:style-name="P34"/>
      <text:p text:style-name="P34">"Configurar somente itens em negrito!"</text:p>
      <text:p text:style-name="P20"/>
      <text:p text:style-name="P24"/>
      <text:p text:style-name="P15"><text:span text:style-name="T2">Obs</text:span>: O usuário "dbseller" utilizado no "chown" pode ser substituido por outro qualquer que seja o "Admin" do servidor web. O grupo "www-data" é o utilizado pelo Apache para rodar seus serviços (veja variável "Group" em seu arquivo de configuração do Apache).</text:p>
      <text:p text:style-name="P18"><text:tab/></text:p>
      <text:p text:style-name="P24"/>
      <text:list xml:id="list1846203741" text:continue-numbering="true" text:style-name="L1">
        <text:list-item>
          <text:p text:style-name="P55">Configurar Script de Carga dos Dados</text:p>
        </text:list-item>
      </text:list>
      <text:p text:style-name="P42"/>
      <text:list xml:id="list1623099262" text:continue-numbering="true" text:style-name="L1">
        <text:list-item>
          <text:list>
            <text:list-item>
              <text:p text:style-name="P56"><text:span text:style-name="T9">Acessar a pasta da integração com o Portal da Transparência (geralmente /var/www/e-cidade/integracao_externa/portal_transparencia/). Na mesma pasta, </text:span><text:span text:style-name="T10">acessar editar o arquivo “libs/db_config.ini” da seguinte maneira:</text:span></text:p>
            </text:list-item>
          </text:list>
        </text:list-item>
      </text:list>
      <text:p text:style-name="P31"/>
      <text:list xml:id="list986334665" text:continue-numbering="true" text:style-name="L1">
        <text:list-item>
          <text:list>
            <text:list-item>
              <text:list>
                <text:list-header>
                  <text:p text:style-name="P57"># cd /var/www/e-cidade/integracao_externa/portal_transparencia</text:p>
                  <text:p text:style-name="P57"># vi libs/db_config.ini</text:p>
                </text:list-header>
              </text:list>
            </text:list-item>
          </text:list>
        </text:list-item>
      </text:list>
      <text:p text:style-name="P29">mudar a porta pra 5432</text:p>
      <text:p text:style-name="P29">usa usuario postgres e senha postgres</text:p>
      <text:p text:style-name="P2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Variável</text:p>
          </table:table-cell>
          <table:table-cell table:style-name="Table1.B1" office:value-type="string">
            <text:p text:style-name="P8">Descrição</text:p>
          </table:table-cell>
        </table:table-row>
        <table:table-row>
          <table:table-cell table:style-name="Table1.A11" office:value-type="string">
            <text:p text:style-name="P11">ConPrefeitura_host</text:p>
          </table:table-cell>
          <table:table-cell table:style-name="Table1.B11" office:value-type="string">
            <text:p text:style-name="P25">Endereço IP da base de dados de produção do cliente</text:p>
          </table:table-cell>
        </table:table-row>
        <table:table-row>
          <table:table-cell table:style-name="Table1.A11" office:value-type="string">
            <text:p text:style-name="P28">ConPrefeitura_port</text:p>
          </table:table-cell>
          <table:table-cell table:style-name="Table1.B11" office:value-type="string">
            <text:p text:style-name="P25">Porta da base de dados do cliente</text:p>
          </table:table-cell>
        </table:table-row>
        <table:table-row>
          <table:table-cell table:style-name="Table1.A11" office:value-type="string">
            <text:p text:style-name="P28">ConPrefeitura_dbname</text:p>
          </table:table-cell>
          <table:table-cell table:style-name="Table1.B11" office:value-type="string">
            <text:p text:style-name="P25">Nome da base do cliente</text:p>
          </table:table-cell>
        </table:table-row>
        <table:table-row>
          <table:table-cell table:style-name="Table1.A11" office:value-type="string">
            <text:p text:style-name="P28">ConPrefeitura_user</text:p>
          </table:table-cell>
          <table:table-cell table:style-name="Table1.B11" office:value-type="string">
            <text:p text:style-name="P25">Usuário da base de dados do cliente: utilizar “dbportal”</text:p>
          </table:table-cell>
        </table:table-row>
        <table:table-row>
          <table:table-cell table:style-name="Table1.A11" office:value-type="string">
            <text:p text:style-name="P28">ConPrefeitura_password</text:p>
          </table:table-cell>
          <table:table-cell table:style-name="Table1.B11" office:value-type="string">
            <text:p text:style-name="P25">Senha da base de dados do cliente</text:p>
          </table:table-cell>
        </table:table-row>
        <table:table-row>
          <table:table-cell table:style-name="Table1.A11" office:value-type="string">
            <text:p text:style-name="P28">ConDestino_host</text:p>
          </table:table-cell>
          <table:table-cell table:style-name="Table1.B11" office:value-type="string">
            <text:p text:style-name="P25">Endereço IP da base do Portal da Transparência</text:p>
          </table:table-cell>
        </table:table-row>
        <table:table-row>
          <table:table-cell table:style-name="Table1.A11" office:value-type="string">
            <text:p text:style-name="P28">ConDestino_port</text:p>
          </table:table-cell>
          <table:table-cell table:style-name="Table1.B11" office:value-type="string">
            <text:p text:style-name="P25">Porta da base do Portal da Transparência</text:p>
          </table:table-cell>
        </table:table-row>
        <table:table-row>
          <table:table-cell table:style-name="Table1.A11" office:value-type="string">
            <text:p text:style-name="P28">ConDestino_dbname</text:p>
          </table:table-cell>
          <table:table-cell table:style-name="Table1.B11" office:value-type="string">
            <text:p text:style-name="P25">Nome da base de dados do Portal da Transparência. <text:s/>geralmente “portal_transparencia”</text:p>
          </table:table-cell>
        </table:table-row>
        <text:soft-page-break/>
        <table:table-row>
          <table:table-cell table:style-name="Table1.A11" office:value-type="string">
            <text:p text:style-name="P28">ConDestino_user</text:p>
          </table:table-cell>
          <table:table-cell table:style-name="Table1.B11" office:value-type="string">
            <text:p text:style-name="P25">Usuário da base de dados do Portal da Transparência: utilizar “dbportal”</text:p>
          </table:table-cell>
        </table:table-row>
        <table:table-row>
          <table:table-cell table:style-name="Table1.A11" office:value-type="string">
            <text:p text:style-name="P28">ConDestino_password</text:p>
          </table:table-cell>
          <table:table-cell table:style-name="Table1.B11" office:value-type="string">
            <text:p text:style-name="P25">Senha da base de dados do Portal da Transparência</text:p>
          </table:table-cell>
        </table:table-row>
      </table:table>
      <text:p text:style-name="P21"/>
      <text:p text:style-name="P21"/>
      <text:p text:style-name="P21"/>
      <text:p text:style-name="P21"/>
      <text:list xml:id="list1158671097" text:continue-numbering="true" text:style-name="L1">
        <text:list-item>
          <text:list>
            <text:list-item>
              <text:p text:style-name="P58">Execução do script de carga da base do Portal da Transparência:</text:p>
            </text:list-item>
          </text:list>
        </text:list-item>
      </text:list>
      <text:p text:style-name="P38"/>
      <text:p text:style-name="P36"><text:span text:style-name="T6"><text:tab/> <text:s text:c="4"/></text:span><text:span text:style-name="T7"># cd /var/www/e-cidade/integracao_externa/portal_transparencia</text:span></text:p>
      <text:p text:style-name="P36"><text:span text:style-name="T6"><text:tab/> <text:s text:c="4"/></text:span><text:span text:style-name="T7"># php -q con4_portaltransparencia001.php debug</text:span></text:p>
      <text:p text:style-name="P32">ERROS</text:p>
      <text:p text:style-name="P31">[09/04/2014 08:43:18] PHP Notice: <text:s/>Undefined variable: HTTP_SERVER_VARS in /var/www/e-cidade/libs/db_stdlib.php on line 951 </text:p>
      <text:p text:style-name="P31">PHP Notice: <text:s/>Undefined variable: HTTP_SERVER_VARS in /var/www/e-cidade/libs/db_stdlib.php on line 951 </text:p>
      <text:p text:style-name="P31">PHP Notice: <text:s/>Undefined variable: HTTP_SERVER_VARS in /var/www/e-cidade/libs/db_stdlib.php on line 951 </text:p>
      <text:p text:style-name="P31">PHP Notice: <text:s/>Undefined variable: HTTP_SERVER_VARS in /var/www/e-cidade/libs/db_stdlib.php on line 959 </text:p>
      <text:p text:style-name="P31">PHP Notice: <text:s/>Undefined variable: HTTP_POST_VARS in /var/www/e-cidade/libs/db_stdlib.php on line 960 </text:p>
      <text:p text:style-name="P31">PHP Warning: <text:s/>reset() expects parameter 1 to be array, null given in /var/www/e-cidade/libs/db_stdlib.php on line 961 </text:p>
      <text:p text:style-name="P31">PHP Notice: <text:s/>Undefined variable: HTTP_GET_VARS in /var/www/e-cidade/libs/db_stdlib.php on line 967 </text:p>
      <text:p text:style-name="P31">PHP Warning: <text:s/>reset() expects parameter 1 to be array, null given in /var/www/e-cidade/libs/db_stdlib.php on line 968 </text:p>
      <text:p text:style-name="P31">PHP Warning: <text:s/>reset() expects parameter 1 to be array, null given in /var/www/e-cidade/libs/db_stdlib.php on line 982 </text:p>
      <text:p text:style-name="P31">PHP Warning: <text:s/>reset() expects parameter 1 to be array, null given in /var/www/e-cidade/libs/db_stdlib.php on line 982 </text:p>
      <text:p text:style-name="P31">PHP Warning: <text:s/>pg_query(): Query failed: ERRO: <text:s/>permissão negada para banco de dados portal_transparencia in /var/www/e-cidade/libs/db_stdlib.php on line 103 </text:p>
      <text:p text:style-name="P32">ERROS</text:p>
      <text:p text:style-name="P31"/>
      <text:p text:style-name="P23"><text:tab/>O script vai popular a base do Portal da Transparência com os dados necessários, extraídos da base de produção do cliente.</text:p>
      <text:p text:style-name="P23"/>
      <text:p text:style-name="P23"/>
      <text:list xml:id="list1351923410" text:continue-numbering="true" text:style-name="L1">
        <text:list-item>
          <text:list>
            <text:list-item>
              <text:p text:style-name="P58">Agendamento do script de carga do Portal da Transparência no “crontab” do servidor:</text:p>
            </text:list-item>
          </text:list>
        </text:list-item>
      </text:list>
      <text:p text:style-name="P31"/>
      <text:p text:style-name="P36"><text:span text:style-name="T6"><text:tab/> <text:s text:c="4"/></text:span><text:span text:style-name="T7"># crontab -e</text:span><text:span text:style-name="T8"> <text:s/>ou <text:s/></text:span><text:span text:style-name="T7">vim /etc/crontab</text:span></text:p>
      <text:p text:style-name="P37"><text:soft-page-break/></text:p>
      <text:p text:style-name="P37"><text:span text:style-name="T11"><text:tab/> <text:s text:c="4"/></text:span>30 00 * * * (cd /var/www/e-cidade/integracao_externa/portal_transparencia; php -q con4_portaltransparencia001.php &gt; /dev/null 2&gt;/dev/null)</text:p>
      <text:p text:style-name="P30"/>
      <text:p text:style-name="P39"><text:tab/>A linha acima é referente ao agendamento do script "/var/www/e-cidade/integracao_externa/portal_transparencia/con4_portaltransparencia001.php" para ser executado TODOS os dias às 00:30h.</text:p>
      <text:p text:style-name="P39"/>
      <text:p text:style-name="P39"><text:tab/>É importante que o usuário utilizado para o agendamento pertença ao grupo do apache (veja variável "Group" em /etc/apache2/apache2.conf), para que possa escrever os logs em "/var/www/e-cidade/integracao_externa/portal_transparencia/log"</text:p>
      <text:p text:style-name="P40"/>
      <text:p text:style-name="P39"/>
      <text:p text:style-name="P39"><text:span text:style-name="T2">ATENÇÃO!!</text:span> </text:p>
      <text:list xml:id="list805802950" text:style-name="L2">
        <text:list-item>
          <text:p text:style-name="P53">O script deve ser executado pelo menos uma vez ao dia, para atender a legislação vigente do Portal da Transparência;</text:p>
        </text:list-item>
        <text:list-item>
          <text:p text:style-name="P53">Ao fazer o agendamento, observe outros agendamentos no seu servidor, por exemplo backup, para que ambos <text:span text:style-name="T2">não</text:span> sejam executados ao mesmo tempo, pois podem causar queda de performance no servidor, dependendo do hardware disponível;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list xml:id="list428967692" text:continue-list="list1351923410" text:style-name="L1">
        <text:list-item>
          <text:p text:style-name="P55">Criar Estrutura para CMS</text:p>
        </text:list-item>
      </text:list>
      <text:p text:style-name="P14"/>
      <text:p text:style-name="P14">Obs.: <text:span text:style-name="T12">Para executar o script sql usaremos o psql.</text:span></text:p>
      <text:list xml:id="list324720426" text:style-name="L3">
        <text:list-header>
          <text:p text:style-name="P49"/>
          <text:p text:style-name="P60"><text:s text:c="5"/>Executar os scripts para criação da estrutura do CMS:</text:p>
          <text:p text:style-name="P49"/>
          <text:p text:style-name="P61"># cd /var/www/ecidade_transparencia/app/plugins/cms/db</text:p>
          <text:p text:style-name="P61"># psql -U ecidade portal_transparencia -f <text:s/>estrutura.sql</text:p>
        </text:list-header>
      </text:list>
      <text:p text:style-name="P44"># cd /var/www/ecidade_transparencia/scripts/update_database</text:p>
      <text:p text:style-name="P43"># php update.php ← dando erro ao conectar, investigar</text:p>
      <text:p text:style-name="P22"/>
      <text:list xml:id="list167390811" text:continue-list="list428967692" text:style-name="L1">
        <text:list-item>
          <text:p text:style-name="P54">Glossário </text:p>
        </text:list-item>
      </text:list>
      <text:p text:style-name="P26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3">Termo</text:p>
          </table:table-cell>
          <table:table-cell table:style-name="Tabela7.B1" office:value-type="string">
            <text:p text:style-name="P3">Significado</text:p>
          </table:table-cell>
        </table:table-row>
        <table:table-row>
          <table:table-cell table:style-name="Tabela7.A2" office:value-type="string">
            <text:p text:style-name="P5">DBSeller Sistemas</text:p>
          </table:table-cell>
          <table:table-cell table:style-name="Tabela7.B2" office:value-type="string">
            <text:p text:style-name="P5"><text:a xlink:type="simple" xlink:href="http://www.dbseller.com.br/">http://www.dbseller.com.br</text:a></text:p>
          </table:table-cell>
        </table:table-row>
        <table:table-row>
          <table:table-cell table:style-name="Tabela7.A2" office:value-type="string">
            <text:p text:style-name="P5">Mod Rewrite</text:p>
          </table:table-cell>
          <table:table-cell table:style-name="Tabela7.B2" office:value-type="string">
            <text:p text:style-name="P5"><text:a xlink:type="simple" xlink:href="http://httpd.apache.org/docs/1.3/mod/mod_rewrite.html">http://httpd.apache.org/docs/current/rewrite/</text:a></text:p>
          </table:table-cell>
        </table:table-row>
        <table:table-row>
          <table:table-cell table:style-name="Tabela7.A2" office:value-type="string">
            <text:p text:style-name="P5">Apache 2 </text:p>
          </table:table-cell>
          <table:table-cell table:style-name="Tabela7.B2" office:value-type="string">
            <text:p text:style-name="P5"><text:a xlink:type="simple" xlink:href="http://www.apache.org/">http://httpd.apache.org/</text:a></text:p>
          </table:table-cell>
        </table:table-row>
        <text:soft-page-break/>
        <table:table-row>
          <table:table-cell table:style-name="Tabela7.A2" office:value-type="string">
            <text:p text:style-name="P5">PHP 5</text:p>
          </table:table-cell>
          <table:table-cell table:style-name="Tabela7.B2" office:value-type="string">
            <text:p text:style-name="P5"><text:a xlink:type="simple" xlink:href="http://www.php.net/">http://www.php.net/</text:a></text:p>
          </table:table-cell>
        </table:table-row>
        <table:table-row>
          <table:table-cell table:style-name="Tabela7.A2" office:value-type="string">
            <text:p text:style-name="P5">PostgreSQL 9.2</text:p>
          </table:table-cell>
          <table:table-cell table:style-name="Tabela7.B2" office:value-type="string">
            <text:p text:style-name="P5"><text:a xlink:type="simple" xlink:href="http://www.postgresql.org/">http://www.postgresql.org/</text:a></text:p>
          </table:table-cell>
        </table:table-row>
        <table:table-row>
          <table:table-cell table:style-name="Tabela7.A2" office:value-type="string">
            <text:p text:style-name="P5">Ubuntu</text:p>
          </table:table-cell>
          <table:table-cell table:style-name="Tabela7.B2" office:value-type="string">
            <text:p text:style-name="P5"><text:a xlink:type="simple" xlink:href="http://www.postgresql.org/">http://www.ubuntu.com/</text:a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Avant Garde Gothic" svg:font-family="'Avant Garde Gothic'" style:font-family-generic="swiss"/>
    <style:font-face style:name="Courier New" svg:font-family="'Courier New'" style:font-family-generic="modern" style:font-pitch="fixed"/>
    <style:font-face style:name="Avant Garde Gothic1" svg:font-family="'Avant Garde Gothic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5.865cm" style:rel-column-width="20226*"/>
    </style:style>
    <style:style style:name="Tabela1.B" style:family="table-column">
      <style:table-column-properties style:column-width="8.363cm" style:rel-column-width="28843*"/>
    </style:style>
    <style:style style:name="Tabela1.C" style:family="table-column">
      <style:table-column-properties style:column-width="4.775cm" style:rel-column-width="16466*"/>
    </style:style>
    <style:style style:name="Tabela1.1" style:family="table-row">
      <style:table-row-properties style:min-row-height="2.67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style:vertical-align="middle" fo:padding="0.097cm" fo:border="0.05pt solid #000000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vant Garde Gothic1" fo:font-size="12pt" fo:font-weight="bold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4" style:family="paragraph" style:parent-style-name="Footer">
      <style:text-properties style:font-name="Avant Garde Gothic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<draw:frame draw:style-name="Mfr1" draw:name="figura2" text:anchor-type="paragraph" svg:x="0.143cm" svg:y="0.471cm" svg:width="5.182cm" svg:height="1.829cm" draw:z-index="5"><draw:image xlink:href="Pictures/10000000000000B50000003E3D575B44.png" xlink:type="simple" xlink:show="embed" xlink:actuate="onLoad"/></draw:frame></text:p>
            </table:table-cell>
            <table:table-cell table:style-name="Tabela1.B1" office:value-type="string">
              <text:p text:style-name="MP2">Manual Instalação </text:p>
              <text:p text:style-name="MP2">e-cidade-transparencia no </text:p>
              <text:p text:style-name="MP2">Ubuntu Server </text:p>
            </table:table-cell>
            <table:table-cell table:style-name="Tabela1.C1" office:value-type="string">
              <text:p text:style-name="MP3">Versão 1.0</text:p>
              <text:p text:style-name="MP1">12/11/2012</text:p>
            </table:table-cell>
          </table:table-row>
        </table:table>
        <text:p text:style-name="Standard"/>
      </style:header>
      <style:footer>
        <text:p text:style-name="MP4"><text:tab/><text:tab/><text:tab/>Página <text:page-number text:select-page="current">6</text:page-number>/<text:page-count>6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9-21T15:17:06</meta:creation-date>
    <dc:date>2014-04-25T11:11:08</dc:date>
    <meta:editing-cycles>234</meta:editing-cycles>
    <meta:editing-duration>P3DT11H18M53S</meta:editing-duration>
    <meta:document-statistic meta:table-count="5" meta:image-count="1" meta:object-count="0" meta:page-count="6" meta:paragraph-count="150" meta:word-count="900" meta:character-count="7003" meta:non-whitespace-character-count="6038"/>
    <meta:user-defined meta:name="Info 1"/>
    <meta:user-defined meta:name="Info 2"/>
    <meta:user-defined meta:name="Info 3"/>
    <meta:user-defined meta:name="Info 4"/>
    <meta:template xlink:type="simple" xlink:actuate="onRequest" xlink:title="Modelo_Especificacao_Tecnica_Melhoria_v1.0" xlink:href="../../../../../dbseller/.openoffice.org/3/user/template/Modelo_Especificacao_Tecnica_Melhoria_v1.0.ott" meta:date="2009-09-21T15:17:05"/>
  </office:meta>
</office:document-meta>
</file>